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0"/>
        <table:table-column table:style-name="co36" table:default-cell-style-name="ce13"/>
        <table:table-column table:style-name="co37" table:default-cell-style-name="ce13"/>
        <table:table-column table:style-name="co14" table:number-columns-repeated="16371" table:default-cell-style-name="ce13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4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4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4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4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table:style-name="ce14"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4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table:style-name="ce14"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table:style-name="ce14"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4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table:style-name="ce14"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2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2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2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2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2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2T10:28:15.125000000</dc:date>
    <meta:editing-duration>P21DT23H46M52S</meta:editing-duration>
    <meta:editing-cycles>121</meta:editing-cycles>
    <meta:document-statistic meta:table-count="7" meta:cell-count="3901" meta:object-count="0"/>
  </office:meta>
</office:document-meta>
</file>